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8044" calcext:value-type="float">
            <text:p>0.00080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8462" calcext:value-type="float">
            <text:p>0.0008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89092" calcext:value-type="float">
            <text:p>0.000890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9388" calcext:value-type="float">
            <text:p>0.00093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9901" calcext:value-type="float">
            <text:p>0.00099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04508" calcext:value-type="float">
            <text:p>0.001045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10406" calcext:value-type="float">
            <text:p>0.001104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16735" calcext:value-type="float">
            <text:p>0.001167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23532" calcext:value-type="float">
            <text:p>0.001235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30836" calcext:value-type="float">
            <text:p>0.001308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38689" calcext:value-type="float">
            <text:p>0.001386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47139" calcext:value-type="float">
            <text:p>0.001471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56237" calcext:value-type="float">
            <text:p>0.001562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66038" calcext:value-type="float">
            <text:p>0.001660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76603" calcext:value-type="float">
            <text:p>0.001766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88001" calcext:value-type="float">
            <text:p>0.00188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00304" calcext:value-type="float">
            <text:p>0.002003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13593" calcext:value-type="float">
            <text:p>0.002135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27957" calcext:value-type="float">
            <text:p>0.002279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43492" calcext:value-type="float">
            <text:p>0.002434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60306" calcext:value-type="float">
            <text:p>0.002603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78516" calcext:value-type="float">
            <text:p>0.002785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98251" calcext:value-type="float">
            <text:p>0.002982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19652" calcext:value-type="float">
            <text:p>0.003196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42876" calcext:value-type="float">
            <text:p>0.003428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68094" calcext:value-type="float">
            <text:p>0.003680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95497" calcext:value-type="float">
            <text:p>0.003954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25292" calcext:value-type="float">
            <text:p>0.004252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57709" calcext:value-type="float">
            <text:p>0.004577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93003" calcext:value-type="float">
            <text:p>0.004930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531454" calcext:value-type="float">
            <text:p>0.005314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7337" calcext:value-type="float">
            <text:p>0.00573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619092" calcext:value-type="float">
            <text:p>0.006190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668999" calcext:value-type="float">
            <text:p>0.00668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723505" calcext:value-type="float">
            <text:p>0.007235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783073" calcext:value-type="float">
            <text:p>0.007830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84821" calcext:value-type="float">
            <text:p>0.00848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919481" calcext:value-type="float">
            <text:p>0.009194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997506" calcext:value-type="float">
            <text:p>0.009975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082975" calcext:value-type="float">
            <text:p>0.010829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176649" calcext:value-type="float">
            <text:p>0.011766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279372" calcext:value-type="float">
            <text:p>0.012793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392074" calcext:value-type="float">
            <text:p>0.013920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15786" calcext:value-type="float">
            <text:p>0.015157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651649" calcext:value-type="float">
            <text:p>0.016516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00922" calcext:value-type="float">
            <text:p>0.018009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964998" calcext:value-type="float">
            <text:p>0.01964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145413" calcext:value-type="float">
            <text:p>0.02145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343866" calcext:value-type="float">
            <text:p>0.023438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62228" calcext:value-type="float">
            <text:p>0.025622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802561" calcext:value-type="float">
            <text:p>0.028025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067136" calcext:value-type="float">
            <text:p>0.030671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358449" calcext:value-type="float">
            <text:p>0.033584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679237" calcext:value-type="float">
            <text:p>0.036792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032501" calcext:value-type="float">
            <text:p>0.040325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42152" calcext:value-type="float">
            <text:p>0.04421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849871" calcext:value-type="float">
            <text:p>0.048498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32144" calcext:value-type="float">
            <text:p>0.05321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840441" calcext:value-type="float">
            <text:p>0.058404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41142" calcext:value-type="float">
            <text:p>0.06411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039264" calcext:value-type="float">
            <text:p>0.070392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729193" calcext:value-type="float">
            <text:p>0.077291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486753" calcext:value-type="float">
            <text:p>0.084867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9317793" calcext:value-type="float">
            <text:p>0.093177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228424" calcext:value-type="float">
            <text:p>0.102284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224971" calcext:value-type="float">
            <text:p>0.112249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3139" calcext:value-type="float">
            <text:p>0.1231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501717" calcext:value-type="float">
            <text:p>0.135017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4794852" calcext:value-type="float">
            <text:p>0.147948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6199508" calcext:value-type="float">
            <text:p>0.161995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7721482" calcext:value-type="float">
            <text:p>0.17721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9365957" calcext:value-type="float">
            <text:p>0.193659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1137267" calcext:value-type="float">
            <text:p>0.211372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3038637" calcext:value-type="float">
            <text:p>0.230386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071906" calcext:value-type="float">
            <text:p>0.250719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237251" calcext:value-type="float">
            <text:p>0.272372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9532908" calcext:value-type="float">
            <text:p>0.29532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1954927" calcext:value-type="float">
            <text:p>0.319549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4496969" calcext:value-type="float">
            <text:p>0.344969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150169" calcext:value-type="float">
            <text:p>0.37150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903081" calcext:value-type="float">
            <text:p>0.399030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2741733" calcext:value-type="float">
            <text:p>0.427417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5649793" calcext:value-type="float">
            <text:p>0.456497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8608861" calcext:value-type="float">
            <text:p>0.486088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1598865" calcext:value-type="float">
            <text:p>0.515988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4598573" calcext:value-type="float">
            <text:p>0.545985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7586175" calcext:value-type="float">
            <text:p>0.575861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0539906" calcext:value-type="float">
            <text:p>0.605399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3438684" calcext:value-type="float">
            <text:p>0.634386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626271" calcext:value-type="float">
            <text:p>0.66262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8994002" calcext:value-type="float">
            <text:p>0.689940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36:51.028000000</dc:date>
    <meta:editing-duration>PT3M6S</meta:editing-duration>
    <meta:editing-cycles>3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